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874283213926A229.png" manifest:media-type="image/png"/>
  <manifest:file-entry manifest:full-path="Pictures/1000020100000280000001E02030232FE3C75BED.png" manifest:media-type="image/png"/>
  <manifest:file-entry manifest:full-path="Pictures/1000020100000280000001E0929E4D97183955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ed1c24" draw:marker-start-width="0.282cm" draw:marker-end-width="0.282cm" draw:fill="none" draw:textarea-horizontal-align="justify" draw:textarea-vertical-align="middle" draw:auto-grow-height="false" fo:min-height="0.585cm" fo:min-width="0.335cm" fo:padding-top="0.126cm" fo:padding-bottom="0.126cm" fo:padding-left="0.251cm" fo:padding-right="0.251cm"/>
    </style:style>
    <style:style style:name="gr3" style:family="graphic" style:parent-style-name="standard">
      <style:graphic-properties svg:stroke-width="0.053cm" svg:stroke-color="#f58220" draw:marker-start-width="0.282cm" draw:marker-end-width="0.282cm" draw:fill="none" draw:textarea-horizontal-align="justify" draw:textarea-vertical-align="middle" draw:auto-grow-height="false" fo:min-height="0.585cm" fo:min-width="0.335cm" fo:padding-top="0.126cm" fo:padding-bottom="0.126cm" fo:padding-left="0.251cm" fo:padding-right="0.251cm"/>
    </style:style>
    <style:style style:name="gr4" style:family="graphic" style:parent-style-name="objectwithoutfill">
      <style:graphic-properties svg:stroke-width="0.053cm" svg:stroke-color="#ed1c24" draw:marker-start-width="0.282cm" draw:marker-end="Arrow" draw:marker-end-width="0.303cm" draw:fill="non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053cm" svg:stroke-color="#f58220" draw:marker-start-width="0.282cm" draw:marker-end="Arrow" draw:marker-end-width="0.303cm" draw:fill="none" fo:padding-top="0.126cm" fo:padding-bottom="0.126cm" fo:padding-left="0.251cm" fo:padding-right="0.2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0.365cm" svg:y="2.27cm">
          <draw:image xlink:href="Pictures/1000020100000280000001E02030232FE3C75BED.png" xlink:type="simple" xlink:show="embed" xlink:actuate="onLoad">
            <text:p/>
          </draw:image>
        </draw:frame>
        <draw:frame draw:style-name="gr1" draw:text-style-name="P1" draw:layer="layout" svg:width="16.255cm" svg:height="12.191cm" svg:x="15.478cm" svg:y="9.764cm">
          <draw:image xlink:href="Pictures/1000020100000280000001E0929E4D9718395508.png" xlink:type="simple" xlink:show="embed" xlink:actuate="onLoad">
            <text:p/>
          </draw:image>
        </draw:frame>
        <draw:frame draw:style-name="gr1" draw:text-style-name="P1" draw:layer="layout" svg:width="16.255cm" svg:height="12.191cm" svg:x="15.478cm" svg:y="-1.286cm">
          <draw:image xlink:href="Pictures/1000020100000280000001E0874283213926A229.png" xlink:type="simple" xlink:show="embed" xlink:actuate="onLoad">
            <text:p/>
          </draw:image>
        </draw:frame>
        <draw:custom-shape draw:style-name="gr2" draw:text-style-name="P2" draw:layer="layout" svg:width="0.889cm" svg:height="0.889cm" svg:x="2.651cm" svg:y="3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0.889cm" svg:x="7.731cm" svg:y="12.049cm">
          <text:p/>
          <draw:enhanced-geometry svg:viewBox="0 0 21600 21600" draw:type="rectangle" draw:enhanced-path="M 0 0 L 21600 0 21600 21600 0 21600 0 0 Z N"/>
        </draw:custom-shape>
        <draw:path draw:style-name="gr4" draw:text-style-name="P2" draw:layer="layout" svg:width="12.421cm" svg:height="1.575cm" draw:transform="rotate (0.062482787221397) translate (3.44160633885701cm 2.34831757040139cm)" svg:viewBox="0 0 12422 1576" svg:d="M0 1576c3826-2179 7605-1560 12422-1259">
          <text:p/>
        </draw:path>
        <draw:path draw:style-name="gr5" draw:text-style-name="P2" draw:layer="layout" svg:width="7.187cm" svg:height="1.049cm" draw:transform="rotate (-0.327074701823737) translate (8.67100393296004cm 12.7876610588933cm)" svg:viewBox="0 0 7188 1050" svg:d="M0 159c2820 1591 4141 741 7188-15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.051cm" svg:stroke-color="#000000" draw:marker-start-width="0.279cm" draw:marker-end-width="0.279cm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text-properties style:font-name="DejaVu Serif" fo:font-family="'DejaVu Serif'" style:font-style-name="Book" style:font-family-generic="roman" style:font-pitch="variable" fo:font-size="24pt" fo:font-weight="norm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8:28:16.194583841</meta:creation-date>
    <meta:editing-duration>PT7M49S</meta:editing-duration>
    <meta:editing-cycles>2</meta:editing-cycles>
    <meta:generator>LibreOffice/6.0.1.1$Linux_X86_64 LibreOffice_project/00m0$Build-1</meta:generator>
    <dc:title>A4_landscape</dc:title>
    <dc:date>2018-02-25T18:36:03.060865994</dc:date>
    <meta:document-statistic meta:object-count="7"/>
    <meta:template xlink:type="simple" xlink:actuate="onRequest" xlink:title="A4_landscape" xlink:href="../../../../../../../../Templates/A4_landscape.otg" meta:date="2018-02-25T18:28:14.500692157"/>
  </office:meta>
</office:document-meta>
</file>